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3.946cm"/>
    </style:style>
    <style:style style:name="co7" style:family="table-column">
      <style:table-column-properties fo:break-before="auto" style:column-width="3.919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List1">
      <style:table-properties table:display="fals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Good" style:base-cell-address="BinToDec.A2"/>
      <style:map style:condition="cell-content()=0" style:apply-style-name="Neutral" style:base-cell-address="BinToDec.A2"/>
      <style:map style:condition="cell-content()!=0" style:apply-style-name="Error" style:base-cell-address="BinToDec.A2"/>
      <style:map style:condition="cell-content()!=1" style:apply-style-name="Error" style:base-cell-address="BinToDec.A2"/>
    </style:style>
    <style:style style:name="ce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  <style:map style:condition="cell-content-is-between(0,255)" style:apply-style-name="Good" style:base-cell-address="DecToBin.A3"/>
      <style:map style:condition="cell-content-is-not-between(0,255)" style:apply-style-name="Error" style:base-cell-address="DecToBin.A3"/>
    </style:style>
    <style:style style:name="ce1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  <style:map style:condition="cell-content-is-between(0,255)" style:apply-style-name="Good" style:base-cell-address="DecToBin.A3"/>
      <style:map style:condition="cell-content-is-not-between(0,255)" style:apply-style-name="Error" style:base-cell-address="DecToBin.A3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Good" style:base-cell-address="BinToDec.A2"/>
      <style:map style:condition="cell-content()=0" style:apply-style-name="Neutral" style:base-cell-address="BinToDec.A2"/>
      <style:map style:condition="cell-content()!=0" style:apply-style-name="Error" style:base-cell-address="BinToDec.A2"/>
      <style:map style:condition="cell-content()!=1" style:apply-style-name="Error" style:base-cell-address="BinToDec.A2"/>
    </style:style>
    <style:style style:name="ce1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  <style:map style:condition="cell-content-is-between(0,255)" style:apply-style-name="Good" style:base-cell-address="DecToBin.A3"/>
      <style:map style:condition="cell-content-is-not-between(0,255)" style:apply-style-name="Error" style:base-cell-address="DecToBin.A3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  <style:map style:condition="cell-content-is-between(0,255)" style:apply-style-name="Good" style:base-cell-address="DecToBin.A3"/>
      <style:map style:condition="cell-content-is-not-between(0,255)" style:apply-style-name="Error" style:base-cell-address="DecToBin.A3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Neutral" style:base-cell-address="IP.B2"/>
      <style:map style:condition="cell-content()=1" style:apply-style-name="Good" style:base-cell-address="IP.B2"/>
      <style:map style:condition="cell-content()=&quot;0&quot;" style:apply-style-name="Neutral" style:base-cell-address="IP.B2"/>
      <style:map style:condition="cell-content()=&quot;1&quot;" style:apply-style-name="Good" style:base-cell-address="IP.B2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cm"/>
      <style:map style:condition="cell-content()=0" style:apply-style-name="Neutral" style:base-cell-address="IP.B2"/>
      <style:map style:condition="cell-content()=1" style:apply-style-name="Good" style:base-cell-address="IP.B2"/>
      <style:map style:condition="cell-content()=&quot;0&quot;" style:apply-style-name="Neutral" style:base-cell-address="IP.B2"/>
      <style:map style:condition="cell-content()=&quot;1&quot;" style:apply-style-name="Good" style:base-cell-address="IP.B2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style:cell-protect="protected" style:print-content="true" fo:border="0.74pt solid #000000"/>
      <style:map style:condition="cell-content()=0" style:apply-style-name="Neutral" style:base-cell-address="IP.B2"/>
      <style:map style:condition="cell-content()=1" style:apply-style-name="Good" style:base-cell-address="IP.B2"/>
      <style:map style:condition="cell-content()=&quot;0&quot;" style:apply-style-name="Neutral" style:base-cell-address="IP.B2"/>
      <style:map style:condition="cell-content()=&quot;1&quot;" style:apply-style-name="Good" style:base-cell-address="IP.B2"/>
    </style:style>
    <style:style style:name="ce3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ackground-color="#ffff00" style:cell-protect="protected" style:print-content="true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36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cell-protect="none" style:print-content="true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IP.AJ2">
          <table:error-message table:message-type="stop" table:display="true"/>
        </table:content-validation>
        <table:content-validation table:name="val2" table:condition="of:cell-content-is-whole-number() and cell-content-is-between(0,32)" table:allow-empty-cell="false" table:base-cell-address="IP.AJ3">
          <table:error-message table:message-type="stop" table:display="true"/>
        </table:content-validation>
      </table:content-validations>
      <table:table table:name="BinToDec" table:style-name="ta1">
        <table:table-column table:style-name="co1" table:number-columns-repeated="3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49" table:default-cell-style-name="Default"/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16352"/>
        </table:table-row>
        <table:table-row table:style-name="ro1"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IP:</text:p>
          </table:table-cell>
          <table:table-cell table:formula="of:=CONCATENATE([.A3]; &quot;.&quot;; [.I3]; &quot;.&quot;; [.Q3]; &quot;.&quot;; [.Y3])" office:value-type="string" office:string-value="234.135.176.160" calcext:value-type="string">
            <text:p>234.135.176.160</text:p>
          </table:table-cell>
          <table:table-cell table:number-columns-repeated="16349"/>
        </table:table-row>
        <table:table-row table:style-name="ro1">
          <table:table-cell table:style-name="ce19" table:formula="of:=BIN2DEC(COM.MICROSOFT.CONCAT([.A2:.H2]))" office:value-type="float" office:value="234" calcext:value-type="float" table:number-columns-spanned="8" table:number-rows-spanned="1">
            <text:p>234</text:p>
          </table:table-cell>
          <table:covered-table-cell table:number-columns-repeated="7" table:style-name="ce19"/>
          <table:table-cell table:style-name="ce19" table:formula="of:=BIN2DEC(COM.MICROSOFT.CONCAT([.I2:.P2]))" office:value-type="float" office:value="135" calcext:value-type="float" table:number-columns-spanned="8" table:number-rows-spanned="1">
            <text:p>135</text:p>
          </table:table-cell>
          <table:covered-table-cell table:number-columns-repeated="7" table:style-name="ce19"/>
          <table:table-cell table:style-name="ce19" table:formula="of:=BIN2DEC(COM.MICROSOFT.CONCAT([.Q2:.X2])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9"/>
          <table:table-cell table:style-name="ce19" table:formula="of:=BIN2DEC(COM.MICROSOFT.CONCAT([.Y2:.AF2]))" office:value-type="float" office:value="160" calcext:value-type="float" table:number-columns-spanned="8" table:number-rows-spanned="1">
            <text:p>160</text:p>
          </table:table-cell>
          <table:covered-table-cell table:number-columns-repeated="7" table:style-name="ce19"/>
          <table:table-cell/>
          <table:table-cell office:value-type="string" calcext:value-type="string">
            <text:p>Maska:</text:p>
          </table:table-cell>
          <table:table-cell table:formula="of:=CONCATENATE([.A6]; &quot;.&quot;; [.I6]; &quot;.&quot;; [.Q6]; &quot;.&quot;; [.Y6])" office:value-type="string" office:string-value="255.255.255.0" calcext:value-type="string">
            <text:p>255.255.255.0</text:p>
          </table:table-cell>
          <table:table-cell table:number-columns-repeated="16349"/>
        </table:table-row>
        <table:table-row table:style-name="ro1">
          <table:table-cell table:style-name="ce17" table:number-columns-repeated="32"/>
          <table:table-cell/>
          <table:table-cell office:value-type="string" calcext:value-type="string">
            <text:p>Prefix: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6349"/>
        </table:table-row>
        <table:table-row table:style-name="ro1">
          <table:table-cell table:number-columns-repeated="24"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9" table:formula="of:=BIN2DEC(COM.MICROSOFT.CONCAT([.A5:.H5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9"/>
          <table:table-cell table:style-name="ce19" table:formula="of:=BIN2DEC(COM.MICROSOFT.CONCAT([.I5:.P5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9"/>
          <table:table-cell table:style-name="ce19" table:formula="of:=BIN2DEC(COM.MICROSOFT.CONCAT([.Q5:.X5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9"/>
          <table:table-cell table:style-name="ce19" table:formula="of:=BIN2DEC(COM.MICROSOFT.CONCAT([.Y5:.AF5]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9"/>
          <table:table-cell/>
          <table:table-cell office:value-type="string" calcext:value-type="string">
            <text:p>Síť</text:p>
          </table:table-cell>
          <table:table-cell table:formula="of:=CONCATENATE([.A10]; &quot;.&quot;; [.I10]; &quot;.&quot;; [.Q10]; &quot;.&quot;; [.Y10])" office:value-type="string" office:string-value="234.135.176.1" calcext:value-type="string">
            <text:p>234.135.176.1</text:p>
          </table:table-cell>
          <table:table-cell table:number-columns-repeated="16349"/>
        </table:table-row>
        <table:table-row table:style-name="ro1">
          <table:table-cell table:number-columns-repeated="33"/>
          <table:table-cell office:value-type="string" calcext:value-type="string">
            <text:p>První IP</text:p>
          </table:table-cell>
          <table:table-cell table:number-columns-repeated="16350"/>
        </table:table-row>
        <table:table-row table:style-name="ro1">
          <table:table-cell table:number-columns-repeated="33"/>
          <table:table-cell office:value-type="string" calcext:value-type="string">
            <text:p>Poslední IP</text:p>
          </table:table-cell>
          <table:table-cell table:number-columns-repeated="16350"/>
        </table:table-row>
        <table:table-row table:style-name="ro1">
          <table:table-cell table:style-name="ce18" table:formula="of:==IF(AND([.A2];[.A5]); 1; 0)" office:value-type="float" office:value="1" calcext:value-type="float">
            <text:p>1</text:p>
          </table:table-cell>
          <table:table-cell table:style-name="ce18" table:formula="of:==IF(AND([.B2];[.B5]); 1; 0)" office:value-type="float" office:value="1" calcext:value-type="float">
            <text:p>1</text:p>
          </table:table-cell>
          <table:table-cell table:style-name="ce18" table:formula="of:==IF(AND([.C2];[.C5]); 1; 0)" office:value-type="float" office:value="1" calcext:value-type="float">
            <text:p>1</text:p>
          </table:table-cell>
          <table:table-cell table:style-name="ce18" table:formula="of:==IF(AND([.D2];[.D5]); 1; 0)" office:value-type="float" office:value="0" calcext:value-type="float">
            <text:p>0</text:p>
          </table:table-cell>
          <table:table-cell table:style-name="ce18" table:formula="of:==IF(AND([.E2];[.E5]); 1; 0)" office:value-type="float" office:value="1" calcext:value-type="float">
            <text:p>1</text:p>
          </table:table-cell>
          <table:table-cell table:style-name="ce18" table:formula="of:==IF(AND([.F2];[.F5]); 1; 0)" office:value-type="float" office:value="0" calcext:value-type="float">
            <text:p>0</text:p>
          </table:table-cell>
          <table:table-cell table:style-name="ce18" table:formula="of:==IF(AND([.G2];[.G5]); 1; 0)" office:value-type="float" office:value="1" calcext:value-type="float">
            <text:p>1</text:p>
          </table:table-cell>
          <table:table-cell table:style-name="ce18" table:formula="of:==IF(AND([.H2];[.H5]); 1; 0)" office:value-type="float" office:value="0" calcext:value-type="float">
            <text:p>0</text:p>
          </table:table-cell>
          <table:table-cell table:style-name="ce18" table:formula="of:==IF(AND([.I2];[.I5]); 1; 0)" office:value-type="float" office:value="1" calcext:value-type="float">
            <text:p>1</text:p>
          </table:table-cell>
          <table:table-cell table:style-name="ce18" table:formula="of:==IF(AND([.J2];[.J5]); 1; 0)" office:value-type="float" office:value="0" calcext:value-type="float">
            <text:p>0</text:p>
          </table:table-cell>
          <table:table-cell table:style-name="ce18" table:formula="of:==IF(AND([.K2];[.K5]); 1; 0)" office:value-type="float" office:value="0" calcext:value-type="float">
            <text:p>0</text:p>
          </table:table-cell>
          <table:table-cell table:style-name="ce18" table:formula="of:==IF(AND([.L2];[.L5]); 1; 0)" office:value-type="float" office:value="0" calcext:value-type="float">
            <text:p>0</text:p>
          </table:table-cell>
          <table:table-cell table:style-name="ce18" table:formula="of:==IF(AND([.M2];[.M5]); 1; 0)" office:value-type="float" office:value="0" calcext:value-type="float">
            <text:p>0</text:p>
          </table:table-cell>
          <table:table-cell table:style-name="ce18" table:formula="of:==IF(AND([.N2];[.N5]); 1; 0)" office:value-type="float" office:value="1" calcext:value-type="float">
            <text:p>1</text:p>
          </table:table-cell>
          <table:table-cell table:style-name="ce18" table:formula="of:==IF(AND([.O2];[.O5]); 1; 0)" office:value-type="float" office:value="1" calcext:value-type="float">
            <text:p>1</text:p>
          </table:table-cell>
          <table:table-cell table:style-name="ce18" table:formula="of:==IF(AND([.P2];[.P5]); 1; 0)" office:value-type="float" office:value="1" calcext:value-type="float">
            <text:p>1</text:p>
          </table:table-cell>
          <table:table-cell table:style-name="ce18" table:formula="of:==IF(AND([.Q2];[.Q5]); 1; 0)" office:value-type="float" office:value="1" calcext:value-type="float">
            <text:p>1</text:p>
          </table:table-cell>
          <table:table-cell table:style-name="ce18" table:formula="of:==IF(AND([.R2];[.R5]); 1; 0)" office:value-type="float" office:value="0" calcext:value-type="float">
            <text:p>0</text:p>
          </table:table-cell>
          <table:table-cell table:style-name="ce18" table:formula="of:==IF(AND([.S2];[.S5]); 1; 0)" office:value-type="float" office:value="1" calcext:value-type="float">
            <text:p>1</text:p>
          </table:table-cell>
          <table:table-cell table:style-name="ce18" table:formula="of:==IF(AND([.T2];[.T5]); 1; 0)" office:value-type="float" office:value="1" calcext:value-type="float">
            <text:p>1</text:p>
          </table:table-cell>
          <table:table-cell table:style-name="ce18" table:formula="of:==IF(AND([.U2];[.U5]); 1; 0)" office:value-type="float" office:value="0" calcext:value-type="float">
            <text:p>0</text:p>
          </table:table-cell>
          <table:table-cell table:style-name="ce18" table:formula="of:==IF(AND([.V2];[.V5]); 1; 0)" office:value-type="float" office:value="0" calcext:value-type="float">
            <text:p>0</text:p>
          </table:table-cell>
          <table:table-cell table:style-name="ce18" table:formula="of:==IF(AND([.W2];[.W5]); 1; 0)" office:value-type="float" office:value="0" calcext:value-type="float">
            <text:p>0</text:p>
          </table:table-cell>
          <table:table-cell table:style-name="ce18" table:formula="of:==IF(AND([.X2];[.X5]); 1; 0)" office:value-type="float" office:value="0" calcext:value-type="float">
            <text:p>0</text:p>
          </table:table-cell>
          <table:table-cell table:style-name="ce18" table:formula="of:==IF(AND([.Y2];[.Y5]); 1; 0)" office:value-type="float" office:value="0" calcext:value-type="float">
            <text:p>0</text:p>
          </table:table-cell>
          <table:table-cell table:style-name="ce18" table:formula="of:==IF(AND([.Z2];[.Z5]); 1; 0)" office:value-type="float" office:value="0" calcext:value-type="float">
            <text:p>0</text:p>
          </table:table-cell>
          <table:table-cell table:style-name="ce18" table:formula="of:==IF(AND([.AA2];[.AA5]); 1; 0)" office:value-type="float" office:value="0" calcext:value-type="float">
            <text:p>0</text:p>
          </table:table-cell>
          <table:table-cell table:style-name="ce18" table:formula="of:==IF(AND([.AB2];[.AB5]); 1; 0)" office:value-type="float" office:value="0" calcext:value-type="float">
            <text:p>0</text:p>
          </table:table-cell>
          <table:table-cell table:style-name="ce18" table:formula="of:==IF(AND([.AC2];[.AC5]); 1; 0)" office:value-type="float" office:value="0" calcext:value-type="float">
            <text:p>0</text:p>
          </table:table-cell>
          <table:table-cell table:style-name="ce18" table:formula="of:==IF(AND([.AD2];[.AD5]); 1; 0)" office:value-type="float" office:value="0" calcext:value-type="float">
            <text:p>0</text:p>
          </table:table-cell>
          <table:table-cell table:style-name="ce18" table:formula="of:==IF(AND([.AE2];[.AE5]); 1; 0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Broadcast</text:p>
          </table:table-cell>
          <table:table-cell table:number-columns-repeated="16350"/>
        </table:table-row>
        <table:table-row table:style-name="ro1">
          <table:table-cell table:style-name="ce19" table:formula="of:=BIN2DEC(COM.MICROSOFT.CONCAT([.A9:.H9]))" office:value-type="float" office:value="234" calcext:value-type="float" table:number-columns-spanned="8" table:number-rows-spanned="1">
            <text:p>234</text:p>
          </table:table-cell>
          <table:covered-table-cell table:number-columns-repeated="7" table:style-name="ce19"/>
          <table:table-cell table:style-name="ce19" table:formula="of:=BIN2DEC(COM.MICROSOFT.CONCAT([.I9:.P9]))" office:value-type="float" office:value="135" calcext:value-type="float" table:number-columns-spanned="8" table:number-rows-spanned="1">
            <text:p>135</text:p>
          </table:table-cell>
          <table:covered-table-cell table:number-columns-repeated="7" table:style-name="ce19"/>
          <table:table-cell table:style-name="ce19" table:formula="of:=BIN2DEC(COM.MICROSOFT.CONCAT([.Q9:.X9])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9"/>
          <table:table-cell table:style-name="ce19" table:formula="of:=BIN2DEC(COM.MICROSOFT.CONCAT([.Y9:.AF9]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9"/>
          <table:table-cell table:number-columns-repeated="1635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inToDec.A5:BinToDec.AF5 BinToDec.A2:BinToDec.AF2 BinToDec.A9:BinToDec.AF9">
            <calcext:condition calcext:apply-style-name="Good" calcext:value="=1" calcext:base-cell-address="BinToDec.A2"/>
            <calcext:condition calcext:apply-style-name="Neutral" calcext:value="=0" calcext:base-cell-address="BinToDec.A2"/>
            <calcext:condition calcext:apply-style-name="Error" calcext:value="!=0" calcext:base-cell-address="BinToDec.A2"/>
            <calcext:condition calcext:apply-style-name="Error" calcext:value="!=1" calcext:base-cell-address="BinToDec.A2"/>
          </calcext:conditional-format>
        </calcext:conditional-formats>
      </table:table>
      <table:table table:name="DecToBin" table:style-name="ta2">
        <table:table-column table:style-name="co4" table:default-cell-style-name="Default"/>
        <table:table-column table:style-name="co1" table:number-columns-repeated="3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6349" table:default-cell-style-name="Default"/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16352"/>
        </table:table-row>
        <table:table-row table:style-name="ro1">
          <table:table-cell table:style-name="ce21" table:formula="of:=MID(TEXT(DEC2BIN([.$A$3]); &quot;00000000&quot;); MOD([.A1] - 1; 8) + 1 ; 1)" office:value-type="string" office:string-value="1" calcext:value-type="string">
            <text:p>1</text:p>
          </table:table-cell>
          <table:table-cell table:style-name="ce21" table:formula="of:=MID(TEXT(DEC2BIN([.$A$3]); &quot;00000000&quot;); MOD([.B1] - 1; 8) + 1 ; 1)" office:value-type="string" office:string-value="0" calcext:value-type="string">
            <text:p>0</text:p>
          </table:table-cell>
          <table:table-cell table:style-name="ce21" table:formula="of:=MID(TEXT(DEC2BIN([.$A$3]); &quot;00000000&quot;); MOD([.C1] - 1; 8) + 1 ; 1)" office:value-type="string" office:string-value="0" calcext:value-type="string">
            <text:p>0</text:p>
          </table:table-cell>
          <table:table-cell table:style-name="ce21" table:formula="of:=MID(TEXT(DEC2BIN([.$A$3]); &quot;00000000&quot;); MOD([.D1] - 1; 8) + 1 ; 1)" office:value-type="string" office:string-value="0" calcext:value-type="string">
            <text:p>0</text:p>
          </table:table-cell>
          <table:table-cell table:style-name="ce21" table:formula="of:=MID(TEXT(DEC2BIN([.$A$3]); &quot;00000000&quot;); MOD([.E1] - 1; 8) + 1 ; 1)" office:value-type="string" office:string-value="0" calcext:value-type="string">
            <text:p>0</text:p>
          </table:table-cell>
          <table:table-cell table:style-name="ce21" table:formula="of:=MID(TEXT(DEC2BIN([.$A$3]); &quot;00000000&quot;); MOD([.F1] - 1; 8) + 1 ; 1)" office:value-type="string" office:string-value="0" calcext:value-type="string">
            <text:p>0</text:p>
          </table:table-cell>
          <table:table-cell table:style-name="ce21" table:formula="of:=MID(TEXT(DEC2BIN([.$A$3]); &quot;00000000&quot;); MOD([.G1] - 1; 8) + 1 ; 1)" office:value-type="string" office:string-value="0" calcext:value-type="string">
            <text:p>0</text:p>
          </table:table-cell>
          <table:table-cell table:style-name="ce21" table:formula="of:=MID(TEXT(DEC2BIN([.$A$3]); &quot;00000000&quot;); MOD([.H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I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J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K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L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M1] - 1; 8) + 1 ; 1)" office:value-type="string" office:string-value="1" calcext:value-type="string">
            <text:p>1</text:p>
          </table:table-cell>
          <table:table-cell table:style-name="ce21" table:formula="of:=MID(TEXT(DEC2BIN([.$I$3]); &quot;00000000&quot;); MOD([.N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O1] - 1; 8) + 1 ; 1)" office:value-type="string" office:string-value="0" calcext:value-type="string">
            <text:p>0</text:p>
          </table:table-cell>
          <table:table-cell table:style-name="ce21" table:formula="of:=MID(TEXT(DEC2BIN([.$I$3]); &quot;00000000&quot;); MOD([.P1] - 1; 8) + 1 ; 1)" office:value-type="string" office:string-value="0" calcext:value-type="string">
            <text:p>0</text:p>
          </table:table-cell>
          <table:table-cell table:style-name="ce29" table:formula="of:=MID(TEXT(DEC2BIN([.$Q$3]); &quot;00000000&quot;); MOD([.Q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R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S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T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U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V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W1] - 1; 8) + 1 ; 1)" office:value-type="string" office:string-value="1" calcext:value-type="string">
            <text:p>1</text:p>
          </table:table-cell>
          <table:table-cell table:style-name="ce29" table:formula="of:=MID(TEXT(DEC2BIN([.$Q$3]); &quot;00000000&quot;); MOD([.X1] - 1; 8) + 1 ; 1)" office:value-type="string" office:string-value="1" calcext:value-type="string">
            <text:p>1</text:p>
          </table:table-cell>
          <table:table-cell table:style-name="ce21" table:formula="of:=MID(TEXT(DEC2BIN([.$Y$3]); &quot;00000000&quot;); MOD([.Y1] - 1; 8) + 1 ; 1)" office:value-type="string" office:string-value="0" calcext:value-type="string">
            <text:p>0</text:p>
          </table:table-cell>
          <table:table-cell table:style-name="ce21" table:formula="of:=MID(TEXT(DEC2BIN([.$Y$3]); &quot;00000000&quot;); MOD([.Z1] - 1; 8) + 1 ; 1)" office:value-type="string" office:string-value="1" calcext:value-type="string">
            <text:p>1</text:p>
          </table:table-cell>
          <table:table-cell table:style-name="ce21" table:formula="of:=MID(TEXT(DEC2BIN([.$Y$3]); &quot;00000000&quot;); MOD([.AA1] - 1; 8) + 1 ; 1)" office:value-type="string" office:string-value="0" calcext:value-type="string">
            <text:p>0</text:p>
          </table:table-cell>
          <table:table-cell table:style-name="ce21" table:formula="of:=MID(TEXT(DEC2BIN([.$Y$3]); &quot;00000000&quot;); MOD([.AB1] - 1; 8) + 1 ; 1)" office:value-type="string" office:string-value="0" calcext:value-type="string">
            <text:p>0</text:p>
          </table:table-cell>
          <table:table-cell table:style-name="ce21" table:formula="of:=MID(TEXT(DEC2BIN([.$Y$3]); &quot;00000000&quot;); MOD([.AC1] - 1; 8) + 1 ; 1)" office:value-type="string" office:string-value="0" calcext:value-type="string">
            <text:p>0</text:p>
          </table:table-cell>
          <table:table-cell table:style-name="ce21" table:formula="of:=MID(TEXT(DEC2BIN([.$Y$3]); &quot;00000000&quot;); MOD([.AD1] - 1; 8) + 1 ; 1)" office:value-type="string" office:string-value="1" calcext:value-type="string">
            <text:p>1</text:p>
          </table:table-cell>
          <table:table-cell table:style-name="ce21" table:formula="of:=MID(TEXT(DEC2BIN([.$Y$3]); &quot;00000000&quot;); MOD([.AE1] - 1; 8) + 1 ; 1)" office:value-type="string" office:string-value="0" calcext:value-type="string">
            <text:p>0</text:p>
          </table:table-cell>
          <table:table-cell table:style-name="ce21" table:formula="of:=MID(TEXT(DEC2BIN([.$Y$3]); &quot;00000000&quot;); MOD([.AF1] - 1; 8) + 1 ; 1)" office:value-type="string" office:string-value="1" calcext:value-type="string">
            <text:p>1</text:p>
          </table:table-cell>
          <table:table-cell/>
          <table:table-cell office:value-type="string" calcext:value-type="string">
            <text:p>IP:</text:p>
          </table:table-cell>
          <table:table-cell table:formula="of:=CONCATENATE([.A3]; &quot;.&quot;; [.I3]; &quot;.&quot;; [.Q3]; &quot;.&quot;; [.Y2])" office:value-type="string" office:string-value="128.8.255.0" calcext:value-type="string">
            <text:p>128.8.255.0</text:p>
          </table:table-cell>
          <table:table-cell table:number-columns-repeated="16349"/>
        </table:table-row>
        <table:table-row table:style-name="ro1">
          <table:table-cell table:style-name="ce2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8"/>
          <table:table-cell table:style-name="ce24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28"/>
          <table:table-cell table:style-name="ce2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8"/>
          <table:table-cell table:style-name="ce24" office:value-type="float" office:value="69" calcext:value-type="float" table:number-columns-spanned="8" table:number-rows-spanned="1">
            <text:p>69</text:p>
          </table:table-cell>
          <table:covered-table-cell table:number-columns-repeated="7" table:style-name="ce28"/>
          <table:table-cell/>
          <table:table-cell office:value-type="string" calcext:value-type="string">
            <text:p>Maska:</text:p>
          </table:table-cell>
          <table:table-cell table:formula="of:=CONCATENATE([.A6]; &quot;.&quot;; [.I6]; &quot;.&quot;; [.Q6]; &quot;.&quot;; [.Y6])" office:value-type="string" office:string-value="128.3.255.0" calcext:value-type="string">
            <text:p>128.3.255.0</text:p>
          </table:table-cell>
          <table:table-cell table:number-columns-repeated="16349"/>
        </table:table-row>
        <table:table-row table:style-name="ro1">
          <table:table-cell table:style-name="ce17" table:number-columns-repeated="32"/>
          <table:table-cell/>
          <table:table-cell office:value-type="string" calcext:value-type="string">
            <text:p>Prefix:</text:p>
          </table:table-cell>
          <table:table-cell table:style-name="ce20" table:formula="of:=32 - COUNTIF([.A5:.AF5];0)" office:value-type="float" office:value="32" calcext:value-type="float">
            <text:p>32</text:p>
          </table:table-cell>
          <table:table-cell table:number-columns-repeated="16349"/>
        </table:table-row>
        <table:table-row table:style-name="ro1">
          <table:table-cell table:style-name="ce21" table:formula="of:=MID(TEXT(DEC2BIN([.$A$6]); &quot;00000000&quot;); MOD([.A1] - 1; 8) + 1 ; 1)" office:value-type="string" office:string-value="1" calcext:value-type="string">
            <text:p>1</text:p>
          </table:table-cell>
          <table:table-cell table:style-name="ce21" table:formula="of:=MID(TEXT(DEC2BIN([.$A$6]); &quot;00000000&quot;); MOD([.B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C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D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E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F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G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H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I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J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K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L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M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N1] - 1; 8) + 1 ; 1)" office:value-type="string" office:string-value="0" calcext:value-type="string">
            <text:p>0</text:p>
          </table:table-cell>
          <table:table-cell table:style-name="ce21" table:formula="of:=MID(TEXT(DEC2BIN([.$I$6]); &quot;00000000&quot;); MOD([.O1] - 1; 8) + 1 ; 1)" office:value-type="string" office:string-value="1" calcext:value-type="string">
            <text:p>1</text:p>
          </table:table-cell>
          <table:table-cell table:style-name="ce21" table:formula="of:=MID(TEXT(DEC2BIN([.$I$6]); &quot;00000000&quot;); MOD([.P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Q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R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S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T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U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V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W1] - 1; 8) + 1 ; 1)" office:value-type="string" office:string-value="1" calcext:value-type="string">
            <text:p>1</text:p>
          </table:table-cell>
          <table:table-cell table:style-name="ce21" table:formula="of:=MID(TEXT(DEC2BIN([.$Q$6]); &quot;00000000&quot;); MOD([.X1] - 1; 8) + 1 ; 1)" office:value-type="string" office:string-value="1" calcext:value-type="string">
            <text:p>1</text:p>
          </table:table-cell>
          <table:table-cell table:style-name="ce21" table:formula="of:=MID(TEXT(DEC2BIN([.$Y$6]); &quot;00000000&quot;); MOD([.Y1] - 1; 8) + 1 ; 1)" office:value-type="string" office:string-value="0" calcext:value-type="string">
            <text:p>0</text:p>
          </table:table-cell>
          <table:table-cell table:style-name="ce21" table:formula="of:=MID(TEXT(DEC2BIN([.$Y$6]); &quot;00000000&quot;); MOD([.Z1] - 1; 8) + 1 ; 1)" office:value-type="string" office:string-value="0" calcext:value-type="string">
            <text:p>0</text:p>
          </table:table-cell>
          <table:table-cell table:style-name="ce21" table:formula="of:=MID(TEXT(DEC2BIN([.$Y$6]); &quot;00000000&quot;); MOD([.AA1] - 1; 8) + 1 ; 1)" office:value-type="string" office:string-value="0" calcext:value-type="string">
            <text:p>0</text:p>
          </table:table-cell>
          <table:table-cell table:style-name="ce21" table:formula="of:=MID(TEXT(DEC2BIN([.$Y$6]); &quot;00000000&quot;); MOD([.AB1] - 1; 8) + 1 ; 1)" office:value-type="string" office:string-value="0" calcext:value-type="string">
            <text:p>0</text:p>
          </table:table-cell>
          <table:table-cell table:style-name="ce21" table:formula="of:=MID(TEXT(DEC2BIN([.$Y$6]); &quot;00000000&quot;); MOD([.AC1] - 1; 8) + 1 ; 1)" office:value-type="string" office:string-value="0" calcext:value-type="string">
            <text:p>0</text:p>
          </table:table-cell>
          <table:table-cell table:style-name="ce21" table:formula="of:=MID(TEXT(DEC2BIN([.$Y$6]); &quot;00000000&quot;); MOD([.AD1] - 1; 8) + 1 ; 1)" office:value-type="string" office:string-value="0" calcext:value-type="string">
            <text:p>0</text:p>
          </table:table-cell>
          <table:table-cell table:style-name="ce21" table:formula="of:=MID(TEXT(DEC2BIN([.$Y$6]); &quot;00000000&quot;); MOD([.AE1] - 1; 8) + 1 ; 1)" office:value-type="string" office:string-value="0" calcext:value-type="string">
            <text:p>0</text:p>
          </table:table-cell>
          <table:table-cell table:style-name="ce21" table:formula="of:=MID(TEXT(DEC2BIN([.$A$6]); &quot;00000000&quot;); MOD([.AF1] - 1; 8) + 1 ; 1)" office:value-type="string" office:string-value="0" calcext:value-type="string">
            <text:p>0</text:p>
          </table:table-cell>
          <table:table-cell table:number-columns-repeated="16352"/>
        </table:table-row>
        <table:table-row table:style-name="ro1">
          <table:table-cell table:style-name="ce2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8"/>
          <table:table-cell table:style-name="ce24" office:value-type="float" office:value="3" calcext:value-type="float" table:number-columns-spanned="8" table:number-rows-spanned="1">
            <text:p>3</text:p>
          </table:table-cell>
          <table:covered-table-cell table:number-columns-repeated="7" table:style-name="ce28"/>
          <table:table-cell table:style-name="ce2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8"/>
          <table:table-cell table:style-name="ce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8"/>
          <table:table-cell table:number-columns-repeated="1635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ecToBin.A3:DecToBin.AF3 DecToBin.A6:DecToBin.AF6">
            <calcext:condition calcext:apply-style-name="Good" calcext:value="between(0,255)" calcext:base-cell-address="DecToBin.A3"/>
            <calcext:condition calcext:apply-style-name="Error" calcext:value="not-between(0,255)" calcext:base-cell-address="DecToBin.A3"/>
          </calcext:conditional-format>
        </calcext:conditional-formats>
      </table:table>
      <table:table table:name="IP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6" table:default-cell-style-name="Default"/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6348" table:default-cell-style-name="Default"/>
        <table:table-row table:style-name="ro1">
          <table:table-cell table:style-name="ce22" office:value-type="string" calcext:value-type="string">
            <text:p>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1" table:number-columns-repeated="14"/>
          <table:table-cell table:number-columns-repeated="16337"/>
        </table:table-row>
        <table:table-row table:style-name="ro1">
          <table:table-cell table:style-name="ce40" office:value-type="string" calcext:value-type="string" table:number-columns-spanned="1" table:number-rows-spanned="2">
            <text:p>IP</text:p>
          </table:table-cell>
          <table:table-cell table:style-name="ce27" table:formula="of:=MID(TEXT(DEC2BIN([.$B$3]); &quot;00000000&quot;); MOD([.B1] - 1; 8) + 1 ; 1)" office:value-type="string" office:string-value="0" calcext:value-type="string">
            <text:p>0</text:p>
          </table:table-cell>
          <table:table-cell table:style-name="ce27" table:formula="of:=MID(TEXT(DEC2BIN([.$B$3]); &quot;00000000&quot;); MOD([.C1] - 1; 8) + 1 ; 1)" office:value-type="string" office:string-value="0" calcext:value-type="string">
            <text:p>0</text:p>
          </table:table-cell>
          <table:table-cell table:style-name="ce27" table:formula="of:=MID(TEXT(DEC2BIN([.$B$3]); &quot;00000000&quot;); MOD([.D1] - 1; 8) + 1 ; 1)" office:value-type="string" office:string-value="1" calcext:value-type="string">
            <text:p>1</text:p>
          </table:table-cell>
          <table:table-cell table:style-name="ce27" table:formula="of:=MID(TEXT(DEC2BIN([.$B$3]); &quot;00000000&quot;); MOD([.E1] - 1; 8) + 1 ; 1)" office:value-type="string" office:string-value="1" calcext:value-type="string">
            <text:p>1</text:p>
          </table:table-cell>
          <table:table-cell table:style-name="ce27" table:formula="of:=MID(TEXT(DEC2BIN([.$B$3]); &quot;00000000&quot;); MOD([.F1] - 1; 8) + 1 ; 1)" office:value-type="string" office:string-value="0" calcext:value-type="string">
            <text:p>0</text:p>
          </table:table-cell>
          <table:table-cell table:style-name="ce27" table:formula="of:=MID(TEXT(DEC2BIN([.$B$3]); &quot;00000000&quot;); MOD([.G1] - 1; 8) + 1 ; 1)" office:value-type="string" office:string-value="1" calcext:value-type="string">
            <text:p>1</text:p>
          </table:table-cell>
          <table:table-cell table:style-name="ce27" table:formula="of:=MID(TEXT(DEC2BIN([.$B$3]); &quot;00000000&quot;); MOD([.H1] - 1; 8) + 1 ; 1)" office:value-type="string" office:string-value="1" calcext:value-type="string">
            <text:p>1</text:p>
          </table:table-cell>
          <table:table-cell table:style-name="ce27" table:formula="of:=MID(TEXT(DEC2BIN([.$B$3]); &quot;00000000&quot;); MOD([.I1] - 1; 8) + 1 ; 1)" office:value-type="string" office:string-value="1" calcext:value-type="string">
            <text:p>1</text:p>
          </table:table-cell>
          <table:table-cell table:style-name="ce27" table:formula="of:=MID(TEXT(DEC2BIN([.$J$3]); &quot;00000000&quot;); MOD([.J1] - 1; 8) + 1 ; 1)" office:value-type="string" office:string-value="0" calcext:value-type="string">
            <text:p>0</text:p>
          </table:table-cell>
          <table:table-cell table:style-name="ce27" table:formula="of:=MID(TEXT(DEC2BIN([.$J$3]); &quot;00000000&quot;); MOD([.K1] - 1; 8) + 1 ; 1)" office:value-type="string" office:string-value="0" calcext:value-type="string">
            <text:p>0</text:p>
          </table:table-cell>
          <table:table-cell table:style-name="ce27" table:formula="of:=MID(TEXT(DEC2BIN([.$J$3]); &quot;00000000&quot;); MOD([.L1] - 1; 8) + 1 ; 1)" office:value-type="string" office:string-value="0" calcext:value-type="string">
            <text:p>0</text:p>
          </table:table-cell>
          <table:table-cell table:style-name="ce27" table:formula="of:=MID(TEXT(DEC2BIN([.$J$3]); &quot;00000000&quot;); MOD([.M1] - 1; 8) + 1 ; 1)" office:value-type="string" office:string-value="0" calcext:value-type="string">
            <text:p>0</text:p>
          </table:table-cell>
          <table:table-cell table:style-name="ce27" table:formula="of:=MID(TEXT(DEC2BIN([.$J$3]); &quot;00000000&quot;); MOD([.N1] - 1; 8) + 1 ; 1)" office:value-type="string" office:string-value="0" calcext:value-type="string">
            <text:p>0</text:p>
          </table:table-cell>
          <table:table-cell table:style-name="ce27" table:formula="of:=MID(TEXT(DEC2BIN([.$J$3]); &quot;00000000&quot;); MOD([.O1] - 1; 8) + 1 ; 1)" office:value-type="string" office:string-value="1" calcext:value-type="string">
            <text:p>1</text:p>
          </table:table-cell>
          <table:table-cell table:style-name="ce27" table:formula="of:=MID(TEXT(DEC2BIN([.$J$3]); &quot;00000000&quot;); MOD([.P1] - 1; 8) + 1 ; 1)" office:value-type="string" office:string-value="0" calcext:value-type="string">
            <text:p>0</text:p>
          </table:table-cell>
          <table:table-cell table:style-name="ce27" table:formula="of:=MID(TEXT(DEC2BIN([.$J$3]); &quot;00000000&quot;); MOD([.Q1] - 1; 8) + 1 ; 1)" office:value-type="string" office:string-value="1" calcext:value-type="string">
            <text:p>1</text:p>
          </table:table-cell>
          <table:table-cell table:style-name="ce27" table:formula="of:=MID(TEXT(DEC2BIN([.$R$3]); &quot;00000000&quot;); MOD([.R1] - 1; 8) + 1 ; 1)" office:value-type="string" office:string-value="0" calcext:value-type="string">
            <text:p>0</text:p>
          </table:table-cell>
          <table:table-cell table:style-name="ce27" table:formula="of:=MID(TEXT(DEC2BIN([.$R$3]); &quot;00000000&quot;); MOD([.S1] - 1; 8) + 1 ; 1)" office:value-type="string" office:string-value="0" calcext:value-type="string">
            <text:p>0</text:p>
          </table:table-cell>
          <table:table-cell table:style-name="ce27" table:formula="of:=MID(TEXT(DEC2BIN([.$R$3]); &quot;00000000&quot;); MOD([.T1] - 1; 8) + 1 ; 1)" office:value-type="string" office:string-value="1" calcext:value-type="string">
            <text:p>1</text:p>
          </table:table-cell>
          <table:table-cell table:style-name="ce27" table:formula="of:=MID(TEXT(DEC2BIN([.$R$3]); &quot;00000000&quot;); MOD([.U1] - 1; 8) + 1 ; 1)" office:value-type="string" office:string-value="1" calcext:value-type="string">
            <text:p>1</text:p>
          </table:table-cell>
          <table:table-cell table:style-name="ce27" table:formula="of:=MID(TEXT(DEC2BIN([.$R$3]); &quot;00000000&quot;); MOD([.V1] - 1; 8) + 1 ; 1)" office:value-type="string" office:string-value="0" calcext:value-type="string">
            <text:p>0</text:p>
          </table:table-cell>
          <table:table-cell table:style-name="ce27" table:formula="of:=MID(TEXT(DEC2BIN([.$R$3]); &quot;00000000&quot;); MOD([.W1] - 1; 8) + 1 ; 1)" office:value-type="string" office:string-value="1" calcext:value-type="string">
            <text:p>1</text:p>
          </table:table-cell>
          <table:table-cell table:style-name="ce27" table:formula="of:=MID(TEXT(DEC2BIN([.$R$3]); &quot;00000000&quot;); MOD([.X1] - 1; 8) + 1 ; 1)" office:value-type="string" office:string-value="1" calcext:value-type="string">
            <text:p>1</text:p>
          </table:table-cell>
          <table:table-cell table:style-name="ce27" table:formula="of:=MID(TEXT(DEC2BIN([.$R$3]); &quot;00000000&quot;); MOD([.Y1] - 1; 8) + 1 ; 1)" office:value-type="string" office:string-value="1" calcext:value-type="string">
            <text:p>1</text:p>
          </table:table-cell>
          <table:table-cell table:style-name="ce27" table:formula="of:=MID(TEXT(DEC2BIN([.$Z$3]); &quot;00000000&quot;); MOD([.Z1] - 1; 8) + 1 ; 1)" office:value-type="string" office:string-value="0" calcext:value-type="string">
            <text:p>0</text:p>
          </table:table-cell>
          <table:table-cell table:style-name="ce27" table:formula="of:=MID(TEXT(DEC2BIN([.$Z$3]); &quot;00000000&quot;); MOD([.AA1] - 1; 8) + 1 ; 1)" office:value-type="string" office:string-value="0" calcext:value-type="string">
            <text:p>0</text:p>
          </table:table-cell>
          <table:table-cell table:style-name="ce27" table:formula="of:=MID(TEXT(DEC2BIN([.$Z$3]); &quot;00000000&quot;); MOD([.AB1] - 1; 8) + 1 ; 1)" office:value-type="string" office:string-value="0" calcext:value-type="string">
            <text:p>0</text:p>
          </table:table-cell>
          <table:table-cell table:style-name="ce27" table:formula="of:=MID(TEXT(DEC2BIN([.$Z$3]); &quot;00000000&quot;); MOD([.AC1] - 1; 8) + 1 ; 1)" office:value-type="string" office:string-value="0" calcext:value-type="string">
            <text:p>0</text:p>
          </table:table-cell>
          <table:table-cell table:style-name="ce27" table:formula="of:=MID(TEXT(DEC2BIN([.$Z$3]); &quot;00000000&quot;); MOD([.AD1] - 1; 8) + 1 ; 1)" office:value-type="string" office:string-value="0" calcext:value-type="string">
            <text:p>0</text:p>
          </table:table-cell>
          <table:table-cell table:style-name="ce27" table:formula="of:=MID(TEXT(DEC2BIN([.$Z$3]); &quot;00000000&quot;); MOD([.AE1] - 1; 8) + 1 ; 1)" office:value-type="string" office:string-value="1" calcext:value-type="string">
            <text:p>1</text:p>
          </table:table-cell>
          <table:table-cell table:style-name="ce27" table:formula="of:=MID(TEXT(DEC2BIN([.$Z$3]); &quot;00000000&quot;); MOD([.AF1] - 1; 8) + 1 ; 1)" office:value-type="string" office:string-value="0" calcext:value-type="string">
            <text:p>0</text:p>
          </table:table-cell>
          <table:table-cell table:style-name="ce27" table:formula="of:=MID(TEXT(DEC2BIN([.$Z$3]); &quot;00000000&quot;); MOD([.AG1] - 1; 8) + 1 ; 1)" office:value-type="string" office:string-value="1" calcext:value-type="string">
            <text:p>1</text:p>
          </table:table-cell>
          <table:table-cell table:style-name="ce31"/>
          <table:table-cell table:style-name="ce34" office:value-type="string" calcext:value-type="string">
            <text:p>IP:</text:p>
          </table:table-cell>
          <table:table-cell table:style-name="ce37" table:content-validation-name="val1" office:value-type="string" calcext:value-type="string">
            <text:p>55.5.55.5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covered-table-cell table:style-name="ce41"/>
          <table:table-cell table:style-name="ce45" table:formula="of:=LEFT([.AJ2]; FIND(&quot;.&quot;; [.AJ2]) - 1)" office:value-type="string" office:string-value="55" calcext:value-type="string" table:number-columns-spanned="8" table:number-rows-spanned="1">
            <text:p>55</text:p>
          </table:table-cell>
          <table:covered-table-cell table:number-columns-repeated="7" table:style-name="ce45"/>
          <table:table-cell table:style-name="ce45" table:formula="of:=MID([.AJ2]; FIND(&quot;.&quot;; [.AJ2]) + 1; FIND(&quot;.&quot;; [.AJ2]; FIND(&quot;.&quot;; [.AJ2]) + 1) - FIND(&quot;.&quot;; [.AJ2]) - 1)" office:value-type="string" office:string-value="5" calcext:value-type="string" table:number-columns-spanned="8" table:number-rows-spanned="1">
            <text:p>5</text:p>
          </table:table-cell>
          <table:covered-table-cell table:number-columns-repeated="7" table:style-name="ce45"/>
          <table:table-cell table:style-name="ce45" table:formula="of:=MID([.$AJ$2]; FIND(&quot;.&quot;; [.$AJ$2]; FIND(&quot;.&quot;; [.$AJ$2]) + 1) + 1; FIND(&quot;.&quot;; [.$AJ$2]; FIND(&quot;.&quot;; [.$AJ$2]; FIND(&quot;.&quot;; [.$AJ$2]) + 1) + 1) - FIND(&quot;.&quot;; [.$AJ$2]; FIND(&quot;.&quot;; [.$AJ$2]) + 1) - 1)" office:value-type="string" office:string-value="55" calcext:value-type="string" table:number-columns-spanned="8" table:number-rows-spanned="1">
            <text:p>55</text:p>
          </table:table-cell>
          <table:covered-table-cell table:number-columns-repeated="7" table:style-name="ce45"/>
          <table:table-cell table:style-name="ce45" table:formula="of:=MID([.$AJ$2]; FIND(&quot;.&quot;; [.$AJ$2]; FIND(&quot;.&quot;; [.$AJ$2]; FIND(&quot;.&quot;; [.$AJ$2]) + 1) + 1) + 1; LEN([.$AJ$2]) - FIND(&quot;.&quot;; [.$AJ$2]; FIND(&quot;.&quot;; [.$AJ$2]; FIND(&quot;.&quot;; [.$AJ$2]) + 1) + 1))" office:value-type="string" office:string-value="5" calcext:value-type="string" table:number-columns-spanned="8" table:number-rows-spanned="1">
            <text:p>5</text:p>
          </table:table-cell>
          <table:covered-table-cell table:number-columns-repeated="7" table:style-name="ce45"/>
          <table:table-cell table:style-name="ce31"/>
          <table:table-cell table:style-name="ce34" office:value-type="string" calcext:value-type="string">
            <text:p>Prefix:</text:p>
          </table:table-cell>
          <table:table-cell table:style-name="ce38" table:content-validation-name="val2" office:value-type="float" office:value="24" calcext:value-type="float">
            <text:p>24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table-cell table:style-name="ce41" table:number-columns-repeated="33"/>
          <table:table-cell table:style-name="ce31"/>
          <table:table-cell table:style-name="ce35" table:number-columns-repeated="2"/>
          <table:table-cell table:style-name="ce31" table:number-columns-repeated="11"/>
          <table:table-cell table:number-columns-repeated="16337"/>
        </table:table-row>
        <table:table-row table:style-name="ro1">
          <table:table-cell table:style-name="ce40" office:value-type="string" calcext:value-type="string" table:number-columns-spanned="1" table:number-rows-spanned="2">
            <text:p>Maska</text:p>
          </table:table-cell>
          <table:table-cell table:style-name="ce27" table:formula="of:=IF([.B1]&lt;=[.$AJ$3]; 1; 0)" office:value-type="float" office:value="1" calcext:value-type="float">
            <text:p>1</text:p>
          </table:table-cell>
          <table:table-cell table:style-name="ce27" table:formula="of:=IF([.C1]&lt;=[.$AJ$3]; 1; 0)" office:value-type="float" office:value="1" calcext:value-type="float">
            <text:p>1</text:p>
          </table:table-cell>
          <table:table-cell table:style-name="ce27" table:formula="of:=IF([.D1]&lt;=[.$AJ$3]; 1; 0)" office:value-type="float" office:value="1" calcext:value-type="float">
            <text:p>1</text:p>
          </table:table-cell>
          <table:table-cell table:style-name="ce27" table:formula="of:=IF([.E1]&lt;=[.$AJ$3]; 1; 0)" office:value-type="float" office:value="1" calcext:value-type="float">
            <text:p>1</text:p>
          </table:table-cell>
          <table:table-cell table:style-name="ce27" table:formula="of:=IF([.F1]&lt;=[.$AJ$3]; 1; 0)" office:value-type="float" office:value="1" calcext:value-type="float">
            <text:p>1</text:p>
          </table:table-cell>
          <table:table-cell table:style-name="ce27" table:formula="of:=IF([.G1]&lt;=[.$AJ$3]; 1; 0)" office:value-type="float" office:value="1" calcext:value-type="float">
            <text:p>1</text:p>
          </table:table-cell>
          <table:table-cell table:style-name="ce27" table:formula="of:=IF([.H1]&lt;=[.$AJ$3]; 1; 0)" office:value-type="float" office:value="1" calcext:value-type="float">
            <text:p>1</text:p>
          </table:table-cell>
          <table:table-cell table:style-name="ce27" table:formula="of:=IF([.I1]&lt;=[.$AJ$3]; 1; 0)" office:value-type="float" office:value="1" calcext:value-type="float">
            <text:p>1</text:p>
          </table:table-cell>
          <table:table-cell table:style-name="ce27" table:formula="of:=IF([.J1]&lt;=[.$AJ$3]; 1; 0)" office:value-type="float" office:value="1" calcext:value-type="float">
            <text:p>1</text:p>
          </table:table-cell>
          <table:table-cell table:style-name="ce27" table:formula="of:=IF([.K1]&lt;=[.$AJ$3]; 1; 0)" office:value-type="float" office:value="1" calcext:value-type="float">
            <text:p>1</text:p>
          </table:table-cell>
          <table:table-cell table:style-name="ce27" table:formula="of:=IF([.L1]&lt;=[.$AJ$3]; 1; 0)" office:value-type="float" office:value="1" calcext:value-type="float">
            <text:p>1</text:p>
          </table:table-cell>
          <table:table-cell table:style-name="ce27" table:formula="of:=IF([.M1]&lt;=[.$AJ$3]; 1; 0)" office:value-type="float" office:value="1" calcext:value-type="float">
            <text:p>1</text:p>
          </table:table-cell>
          <table:table-cell table:style-name="ce27" table:formula="of:=IF([.N1]&lt;=[.$AJ$3]; 1; 0)" office:value-type="float" office:value="1" calcext:value-type="float">
            <text:p>1</text:p>
          </table:table-cell>
          <table:table-cell table:style-name="ce27" table:formula="of:=IF([.O1]&lt;=[.$AJ$3]; 1; 0)" office:value-type="float" office:value="1" calcext:value-type="float">
            <text:p>1</text:p>
          </table:table-cell>
          <table:table-cell table:style-name="ce27" table:formula="of:=IF([.P1]&lt;=[.$AJ$3]; 1; 0)" office:value-type="float" office:value="1" calcext:value-type="float">
            <text:p>1</text:p>
          </table:table-cell>
          <table:table-cell table:style-name="ce27" table:formula="of:=IF([.Q1]&lt;=[.$AJ$3]; 1; 0)" office:value-type="float" office:value="1" calcext:value-type="float">
            <text:p>1</text:p>
          </table:table-cell>
          <table:table-cell table:style-name="ce27" table:formula="of:=IF([.R1]&lt;=[.$AJ$3]; 1; 0)" office:value-type="float" office:value="1" calcext:value-type="float">
            <text:p>1</text:p>
          </table:table-cell>
          <table:table-cell table:style-name="ce27" table:formula="of:=IF([.S1]&lt;=[.$AJ$3]; 1; 0)" office:value-type="float" office:value="1" calcext:value-type="float">
            <text:p>1</text:p>
          </table:table-cell>
          <table:table-cell table:style-name="ce27" table:formula="of:=IF([.T1]&lt;=[.$AJ$3]; 1; 0)" office:value-type="float" office:value="1" calcext:value-type="float">
            <text:p>1</text:p>
          </table:table-cell>
          <table:table-cell table:style-name="ce27" table:formula="of:=IF([.U1]&lt;=[.$AJ$3]; 1; 0)" office:value-type="float" office:value="1" calcext:value-type="float">
            <text:p>1</text:p>
          </table:table-cell>
          <table:table-cell table:style-name="ce27" table:formula="of:=IF([.V1]&lt;=[.$AJ$3]; 1; 0)" office:value-type="float" office:value="1" calcext:value-type="float">
            <text:p>1</text:p>
          </table:table-cell>
          <table:table-cell table:style-name="ce27" table:formula="of:=IF([.W1]&lt;=[.$AJ$3]; 1; 0)" office:value-type="float" office:value="1" calcext:value-type="float">
            <text:p>1</text:p>
          </table:table-cell>
          <table:table-cell table:style-name="ce27" table:formula="of:=IF([.X1]&lt;=[.$AJ$3]; 1; 0)" office:value-type="float" office:value="1" calcext:value-type="float">
            <text:p>1</text:p>
          </table:table-cell>
          <table:table-cell table:style-name="ce27" table:formula="of:=IF([.Y1]&lt;=[.$AJ$3]; 1; 0)" office:value-type="float" office:value="1" calcext:value-type="float">
            <text:p>1</text:p>
          </table:table-cell>
          <table:table-cell table:style-name="ce27" table:formula="of:=IF([.Z1]&lt;=[.$AJ$3]; 1; 0)" office:value-type="float" office:value="0" calcext:value-type="float">
            <text:p>0</text:p>
          </table:table-cell>
          <table:table-cell table:style-name="ce27" table:formula="of:=IF([.AA1]&lt;=[.$AJ$3]; 1; 0)" office:value-type="float" office:value="0" calcext:value-type="float">
            <text:p>0</text:p>
          </table:table-cell>
          <table:table-cell table:style-name="ce27" table:formula="of:=IF([.AB1]&lt;=[.$AJ$3]; 1; 0)" office:value-type="float" office:value="0" calcext:value-type="float">
            <text:p>0</text:p>
          </table:table-cell>
          <table:table-cell table:style-name="ce27" table:formula="of:=IF([.AC1]&lt;=[.$AJ$3]; 1; 0)" office:value-type="float" office:value="0" calcext:value-type="float">
            <text:p>0</text:p>
          </table:table-cell>
          <table:table-cell table:style-name="ce27" table:formula="of:=IF([.AD1]&lt;=[.$AJ$3]; 1; 0)" office:value-type="float" office:value="0" calcext:value-type="float">
            <text:p>0</text:p>
          </table:table-cell>
          <table:table-cell table:style-name="ce27" table:formula="of:=IF([.AE1]&lt;=[.$AJ$3]; 1; 0)" office:value-type="float" office:value="0" calcext:value-type="float">
            <text:p>0</text:p>
          </table:table-cell>
          <table:table-cell table:style-name="ce27" table:formula="of:=IF([.AF1]&lt;=[.$AJ$3]; 1; 0)" office:value-type="float" office:value="0" calcext:value-type="float">
            <text:p>0</text:p>
          </table:table-cell>
          <table:table-cell table:style-name="ce27" table:formula="of:=IF([.AG1]&lt;=[.$AJ$3]; 1; 0)" office:value-type="float" office:value="0" calcext:value-type="float">
            <text:p>0</text:p>
          </table:table-cell>
          <table:table-cell table:style-name="ce31"/>
          <table:table-cell table:style-name="ce36" office:value-type="string" calcext:value-type="string">
            <text:p>Maska:</text:p>
          </table:table-cell>
          <table:table-cell table:style-name="ce36" table:formula="of:=CONCATENATE([.B6]; &quot;.&quot;; [.J6]; &quot;.&quot;; [.R6]; &quot;.&quot;; [.Z6])" office:value-type="string" office:string-value="255.255.255.0" calcext:value-type="string">
            <text:p>255.255.255.0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covered-table-cell table:style-name="ce41"/>
          <table:table-cell table:style-name="ce23" table:formula="of:=BIN2DEC(COM.MICROSOFT.CONCAT([.B5:.I5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"/>
          <table:table-cell table:style-name="ce23" table:formula="of:=BIN2DEC(COM.MICROSOFT.CONCAT([.J5:.Q5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"/>
          <table:table-cell table:style-name="ce23" table:formula="of:=BIN2DEC(COM.MICROSOFT.CONCAT([.R5:.Y5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"/>
          <table:table-cell table:style-name="ce23" table:formula="of:=BIN2DEC(COM.MICROSOFT.CONCAT([.Z5:.AG5]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"/>
          <table:table-cell table:style-name="ce31"/>
          <table:table-cell table:style-name="ce36" office:value-type="string" calcext:value-type="string">
            <text:p>Síť</text:p>
          </table:table-cell>
          <table:table-cell table:style-name="ce36" table:formula="of:=CONCATENATE([.B9]; &quot;.&quot;; [.J9]; &quot;.&quot;; [.R9]; &quot;.&quot;; [.Z9])" office:value-type="string" office:string-value="55.5.55.0" calcext:value-type="string">
            <text:p>55.5.55.0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table-cell table:style-name="ce41" table:number-columns-repeated="33"/>
          <table:table-cell table:style-name="ce31"/>
          <table:table-cell table:style-name="ce36" office:value-type="string" calcext:value-type="string">
            <text:p>První IP</text:p>
          </table:table-cell>
          <table:table-cell table:style-name="ce36" table:formula="of:=CONCATENATE([.B12]; &quot;.&quot;; [.J12]; &quot;.&quot;; [.R12]; &quot;.&quot;; [.Z12])" office:value-type="string" office:string-value="55.5.55.1" calcext:value-type="string">
            <text:p>55.5.55.1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table-cell table:style-name="ce40" office:value-type="string" calcext:value-type="string" table:number-columns-spanned="1" table:number-rows-spanned="2">
            <text:p>Síť</text:p>
          </table:table-cell>
          <table:table-cell table:style-name="ce30" table:formula="of:=IF(AND([.B2]=&quot;1&quot;; [.B5]=1); 1; 0)" office:value-type="float" office:value="0" calcext:value-type="float">
            <text:p>0</text:p>
          </table:table-cell>
          <table:table-cell table:style-name="ce30" table:formula="of:=IF(AND([.C2]=&quot;1&quot;; [.C5]=1); 1; 0)" office:value-type="float" office:value="0" calcext:value-type="float">
            <text:p>0</text:p>
          </table:table-cell>
          <table:table-cell table:style-name="ce30" table:formula="of:=IF(AND([.D2]=&quot;1&quot;; [.D5]=1); 1; 0)" office:value-type="float" office:value="1" calcext:value-type="float">
            <text:p>1</text:p>
          </table:table-cell>
          <table:table-cell table:style-name="ce30" table:formula="of:=IF(AND([.E2]=&quot;1&quot;; [.E5]=1); 1; 0)" office:value-type="float" office:value="1" calcext:value-type="float">
            <text:p>1</text:p>
          </table:table-cell>
          <table:table-cell table:style-name="ce30" table:formula="of:=IF(AND([.F2]=&quot;1&quot;; [.F5]=1); 1; 0)" office:value-type="float" office:value="0" calcext:value-type="float">
            <text:p>0</text:p>
          </table:table-cell>
          <table:table-cell table:style-name="ce30" table:formula="of:=IF(AND([.G2]=&quot;1&quot;; [.G5]=1); 1; 0)" office:value-type="float" office:value="1" calcext:value-type="float">
            <text:p>1</text:p>
          </table:table-cell>
          <table:table-cell table:style-name="ce30" table:formula="of:=IF(AND([.H2]=&quot;1&quot;; [.H5]=1); 1; 0)" office:value-type="float" office:value="1" calcext:value-type="float">
            <text:p>1</text:p>
          </table:table-cell>
          <table:table-cell table:style-name="ce30" table:formula="of:=IF(AND([.I2]=&quot;1&quot;; [.I5]=1); 1; 0)" office:value-type="float" office:value="1" calcext:value-type="float">
            <text:p>1</text:p>
          </table:table-cell>
          <table:table-cell table:style-name="ce30" table:formula="of:=IF(AND([.J2]=&quot;1&quot;; [.J5]=1); 1; 0)" office:value-type="float" office:value="0" calcext:value-type="float">
            <text:p>0</text:p>
          </table:table-cell>
          <table:table-cell table:style-name="ce30" table:formula="of:=IF(AND([.K2]=&quot;1&quot;; [.K5]=1); 1; 0)" office:value-type="float" office:value="0" calcext:value-type="float">
            <text:p>0</text:p>
          </table:table-cell>
          <table:table-cell table:style-name="ce30" table:formula="of:=IF(AND([.L2]=&quot;1&quot;; [.L5]=1); 1; 0)" office:value-type="float" office:value="0" calcext:value-type="float">
            <text:p>0</text:p>
          </table:table-cell>
          <table:table-cell table:style-name="ce30" table:formula="of:=IF(AND([.M2]=&quot;1&quot;; [.M5]=1); 1; 0)" office:value-type="float" office:value="0" calcext:value-type="float">
            <text:p>0</text:p>
          </table:table-cell>
          <table:table-cell table:style-name="ce30" table:formula="of:=IF(AND([.N2]=&quot;1&quot;; [.N5]=1); 1; 0)" office:value-type="float" office:value="0" calcext:value-type="float">
            <text:p>0</text:p>
          </table:table-cell>
          <table:table-cell table:style-name="ce30" table:formula="of:=IF(AND([.O2]=&quot;1&quot;; [.O5]=1); 1; 0)" office:value-type="float" office:value="1" calcext:value-type="float">
            <text:p>1</text:p>
          </table:table-cell>
          <table:table-cell table:style-name="ce30" table:formula="of:=IF(AND([.P2]=&quot;1&quot;; [.P5]=1); 1; 0)" office:value-type="float" office:value="0" calcext:value-type="float">
            <text:p>0</text:p>
          </table:table-cell>
          <table:table-cell table:style-name="ce30" table:formula="of:=IF(AND([.Q2]=&quot;1&quot;; [.Q5]=1); 1; 0)" office:value-type="float" office:value="1" calcext:value-type="float">
            <text:p>1</text:p>
          </table:table-cell>
          <table:table-cell table:style-name="ce30" table:formula="of:=IF(AND([.R2]=&quot;1&quot;; [.R5]=1); 1; 0)" office:value-type="float" office:value="0" calcext:value-type="float">
            <text:p>0</text:p>
          </table:table-cell>
          <table:table-cell table:style-name="ce30" table:formula="of:=IF(AND([.S2]=&quot;1&quot;; [.S5]=1); 1; 0)" office:value-type="float" office:value="0" calcext:value-type="float">
            <text:p>0</text:p>
          </table:table-cell>
          <table:table-cell table:style-name="ce30" table:formula="of:=IF(AND([.T2]=&quot;1&quot;; [.T5]=1); 1; 0)" office:value-type="float" office:value="1" calcext:value-type="float">
            <text:p>1</text:p>
          </table:table-cell>
          <table:table-cell table:style-name="ce30" table:formula="of:=IF(AND([.U2]=&quot;1&quot;; [.U5]=1); 1; 0)" office:value-type="float" office:value="1" calcext:value-type="float">
            <text:p>1</text:p>
          </table:table-cell>
          <table:table-cell table:style-name="ce30" table:formula="of:=IF(AND([.V2]=&quot;1&quot;; [.V5]=1); 1; 0)" office:value-type="float" office:value="0" calcext:value-type="float">
            <text:p>0</text:p>
          </table:table-cell>
          <table:table-cell table:style-name="ce30" table:formula="of:=IF(AND([.W2]=&quot;1&quot;; [.W5]=1); 1; 0)" office:value-type="float" office:value="1" calcext:value-type="float">
            <text:p>1</text:p>
          </table:table-cell>
          <table:table-cell table:style-name="ce30" table:formula="of:=IF(AND([.X2]=&quot;1&quot;; [.X5]=1); 1; 0)" office:value-type="float" office:value="1" calcext:value-type="float">
            <text:p>1</text:p>
          </table:table-cell>
          <table:table-cell table:style-name="ce30" table:formula="of:=IF(AND([.Y2]=&quot;1&quot;; [.Y5]=1); 1; 0)" office:value-type="float" office:value="1" calcext:value-type="float">
            <text:p>1</text:p>
          </table:table-cell>
          <table:table-cell table:style-name="ce30" table:formula="of:=IF(AND([.Z2]=&quot;1&quot;; [.Z5]=1); 1; 0)" office:value-type="float" office:value="0" calcext:value-type="float">
            <text:p>0</text:p>
          </table:table-cell>
          <table:table-cell table:style-name="ce30" table:formula="of:=IF(AND([.AA2]=&quot;1&quot;; [.AA5]=1); 1; 0)" office:value-type="float" office:value="0" calcext:value-type="float">
            <text:p>0</text:p>
          </table:table-cell>
          <table:table-cell table:style-name="ce30" table:formula="of:=IF(AND([.AB2]=&quot;1&quot;; [.AB5]=1); 1; 0)" office:value-type="float" office:value="0" calcext:value-type="float">
            <text:p>0</text:p>
          </table:table-cell>
          <table:table-cell table:style-name="ce30" table:formula="of:=IF(AND([.AC2]=&quot;1&quot;; [.AC5]=1); 1; 0)" office:value-type="float" office:value="0" calcext:value-type="float">
            <text:p>0</text:p>
          </table:table-cell>
          <table:table-cell table:style-name="ce30" table:formula="of:=IF(AND([.AD2]=&quot;1&quot;; [.AD5]=1); 1; 0)" office:value-type="float" office:value="0" calcext:value-type="float">
            <text:p>0</text:p>
          </table:table-cell>
          <table:table-cell table:style-name="ce30" table:formula="of:=IF(AND([.AE2]=&quot;1&quot;; [.AE5]=1); 1; 0)" office:value-type="float" office:value="0" calcext:value-type="float">
            <text:p>0</text:p>
          </table:table-cell>
          <table:table-cell table:style-name="ce30" table:formula="of:=IF(AND([.AF2]=&quot;1&quot;; [.AF5]=1); 1; 0)" office:value-type="float" office:value="0" calcext:value-type="float">
            <text:p>0</text:p>
          </table:table-cell>
          <table:table-cell table:style-name="ce30" table:formula="of:=IF(AND([.AG2]=&quot;1&quot;; [.AG5]=1); 1; 0)" office:value-type="float" office:value="0" calcext:value-type="float">
            <text:p>0</text:p>
          </table:table-cell>
          <table:table-cell table:style-name="ce31"/>
          <table:table-cell table:style-name="ce36" office:value-type="string" calcext:value-type="string">
            <text:p>Poslední IP</text:p>
          </table:table-cell>
          <table:table-cell table:style-name="ce36" table:formula="of:=CONCATENATE([.B15]; &quot;.&quot;; [.J15]; &quot;.&quot;; [.R15]; &quot;.&quot;; [.Z15])" office:value-type="string" office:string-value="55.5.55.254" calcext:value-type="string">
            <text:p>55.5.55.254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covered-table-cell table:style-name="ce41"/>
          <table:table-cell table:style-name="ce23" table:formula="of:=BIN2DEC(COM.MICROSOFT.CONCAT([.B8:.I8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J8:.Q8]))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40"/>
          <table:table-cell table:style-name="ce23" table:formula="of:=BIN2DEC(COM.MICROSOFT.CONCAT([.R8:.Y8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Z8:.AG8]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"/>
          <table:table-cell table:style-name="ce31"/>
          <table:table-cell table:style-name="ce36" office:value-type="string" calcext:value-type="string">
            <text:p>Broadcast</text:p>
          </table:table-cell>
          <table:table-cell table:style-name="ce36" table:formula="of:=CONCATENATE([.B18]; &quot;.&quot;; [.J18]; &quot;.&quot;; [.R18]; &quot;.&quot;; [.Z18])" office:value-type="string" office:string-value="55.5.55.255" calcext:value-type="string">
            <text:p>55.5.55.255</text:p>
          </table:table-cell>
          <table:table-cell table:style-name="ce31" table:number-columns-repeated="11"/>
          <table:table-cell table:number-columns-repeated="16337"/>
        </table:table-row>
        <table:table-row table:style-name="ro1">
          <table:table-cell table:style-name="ce41" table:number-columns-repeated="33"/>
          <table:table-cell table:style-name="ce31" table:number-columns-repeated="14"/>
          <table:table-cell table:number-columns-repeated="16337"/>
        </table:table-row>
        <table:table-row table:style-name="ro1">
          <table:table-cell table:style-name="ce40" office:value-type="string" calcext:value-type="string" table:number-columns-spanned="1" table:number-rows-spanned="2">
            <text:p>První IP</text:p>
          </table:table-cell>
          <table:table-cell table:style-name="ce30" table:formula="of:=IF([.B$1] &gt; [.$AJ$3]; 0; [.B$8])" office:value-type="float" office:value="0" calcext:value-type="float">
            <text:p>0</text:p>
          </table:table-cell>
          <table:table-cell table:style-name="ce30" table:formula="of:=IF([.C$1] &gt; [.$AJ$3]; 0; [.C$8])" office:value-type="float" office:value="0" calcext:value-type="float">
            <text:p>0</text:p>
          </table:table-cell>
          <table:table-cell table:style-name="ce30" table:formula="of:=IF([.D$1] &gt; [.$AJ$3]; 0; [.D$8])" office:value-type="float" office:value="1" calcext:value-type="float">
            <text:p>1</text:p>
          </table:table-cell>
          <table:table-cell table:style-name="ce30" table:formula="of:=IF([.E$1] &gt; [.$AJ$3]; 0; [.E$8])" office:value-type="float" office:value="1" calcext:value-type="float">
            <text:p>1</text:p>
          </table:table-cell>
          <table:table-cell table:style-name="ce30" table:formula="of:=IF([.F$1] &gt; [.$AJ$3]; 0; [.F$8])" office:value-type="float" office:value="0" calcext:value-type="float">
            <text:p>0</text:p>
          </table:table-cell>
          <table:table-cell table:style-name="ce30" table:formula="of:=IF([.G$1] &gt; [.$AJ$3]; 0; [.G$8])" office:value-type="float" office:value="1" calcext:value-type="float">
            <text:p>1</text:p>
          </table:table-cell>
          <table:table-cell table:style-name="ce30" table:formula="of:=IF([.H$1] &gt; [.$AJ$3]; 0; [.H$8])" office:value-type="float" office:value="1" calcext:value-type="float">
            <text:p>1</text:p>
          </table:table-cell>
          <table:table-cell table:style-name="ce30" table:formula="of:=IF([.I$1] &gt; [.$AJ$3]; 0; [.I$8])" office:value-type="float" office:value="1" calcext:value-type="float">
            <text:p>1</text:p>
          </table:table-cell>
          <table:table-cell table:style-name="ce30" table:formula="of:=IF([.J$1] &gt; [.$AJ$3]; 0; [.J$8])" office:value-type="float" office:value="0" calcext:value-type="float">
            <text:p>0</text:p>
          </table:table-cell>
          <table:table-cell table:style-name="ce30" table:formula="of:=IF([.K$1] &gt; [.$AJ$3]; 0; [.K$8])" office:value-type="float" office:value="0" calcext:value-type="float">
            <text:p>0</text:p>
          </table:table-cell>
          <table:table-cell table:style-name="ce30" table:formula="of:=IF([.L$1] &gt; [.$AJ$3]; 0; [.L$8])" office:value-type="float" office:value="0" calcext:value-type="float">
            <text:p>0</text:p>
          </table:table-cell>
          <table:table-cell table:style-name="ce30" table:formula="of:=IF([.M$1] &gt; [.$AJ$3]; 0; [.M$8])" office:value-type="float" office:value="0" calcext:value-type="float">
            <text:p>0</text:p>
          </table:table-cell>
          <table:table-cell table:style-name="ce30" table:formula="of:=IF([.N$1] &gt; [.$AJ$3]; 0; [.N$8])" office:value-type="float" office:value="0" calcext:value-type="float">
            <text:p>0</text:p>
          </table:table-cell>
          <table:table-cell table:style-name="ce30" table:formula="of:=IF([.O$1] &gt; [.$AJ$3]; 0; [.O$8])" office:value-type="float" office:value="1" calcext:value-type="float">
            <text:p>1</text:p>
          </table:table-cell>
          <table:table-cell table:style-name="ce30" table:formula="of:=IF([.P$1] &gt; [.$AJ$3]; 0; [.P$8])" office:value-type="float" office:value="0" calcext:value-type="float">
            <text:p>0</text:p>
          </table:table-cell>
          <table:table-cell table:style-name="ce30" table:formula="of:=IF([.Q$1] &gt; [.$AJ$3]; 0; [.Q$8])" office:value-type="float" office:value="1" calcext:value-type="float">
            <text:p>1</text:p>
          </table:table-cell>
          <table:table-cell table:style-name="ce30" table:formula="of:=IF([.R$1] &gt; [.$AJ$3]; 0; [.R$8])" office:value-type="float" office:value="0" calcext:value-type="float">
            <text:p>0</text:p>
          </table:table-cell>
          <table:table-cell table:style-name="ce30" table:formula="of:=IF([.S$1] &gt; [.$AJ$3]; 0; [.S$8])" office:value-type="float" office:value="0" calcext:value-type="float">
            <text:p>0</text:p>
          </table:table-cell>
          <table:table-cell table:style-name="ce30" table:formula="of:=IF([.T$1] &gt; [.$AJ$3]; 0; [.T$8])" office:value-type="float" office:value="1" calcext:value-type="float">
            <text:p>1</text:p>
          </table:table-cell>
          <table:table-cell table:style-name="ce30" table:formula="of:=IF([.U$1] &gt; [.$AJ$3]; 0; [.U$8])" office:value-type="float" office:value="1" calcext:value-type="float">
            <text:p>1</text:p>
          </table:table-cell>
          <table:table-cell table:style-name="ce30" table:formula="of:=IF([.V$1] &gt; [.$AJ$3]; 0; [.V$8])" office:value-type="float" office:value="0" calcext:value-type="float">
            <text:p>0</text:p>
          </table:table-cell>
          <table:table-cell table:style-name="ce30" table:formula="of:=IF([.W$1] &gt; [.$AJ$3]; 0; [.W$8])" office:value-type="float" office:value="1" calcext:value-type="float">
            <text:p>1</text:p>
          </table:table-cell>
          <table:table-cell table:style-name="ce30" table:formula="of:=IF([.X$1] &gt; [.$AJ$3]; 0; [.X$8])" office:value-type="float" office:value="1" calcext:value-type="float">
            <text:p>1</text:p>
          </table:table-cell>
          <table:table-cell table:style-name="ce30" table:formula="of:=IF([.Y$1] &gt; [.$AJ$3]; 0; [.Y$8])" office:value-type="float" office:value="1" calcext:value-type="float">
            <text:p>1</text:p>
          </table:table-cell>
          <table:table-cell table:style-name="ce30" table:formula="of:=IF([.Z$1] &gt; [.$AJ$3]; 0; [.Z$8])" office:value-type="float" office:value="0" calcext:value-type="float">
            <text:p>0</text:p>
          </table:table-cell>
          <table:table-cell table:style-name="ce30" table:formula="of:=IF([.AA$1] &gt; [.$AJ$3]; 0; [.AA$8])" office:value-type="float" office:value="0" calcext:value-type="float">
            <text:p>0</text:p>
          </table:table-cell>
          <table:table-cell table:style-name="ce30" table:formula="of:=IF([.AB$1] &gt; [.$AJ$3]; 0; [.AB$8])" office:value-type="float" office:value="0" calcext:value-type="float">
            <text:p>0</text:p>
          </table:table-cell>
          <table:table-cell table:style-name="ce30" table:formula="of:=IF([.AC$1] &gt; [.$AJ$3]; 0; [.AC$8])" office:value-type="float" office:value="0" calcext:value-type="float">
            <text:p>0</text:p>
          </table:table-cell>
          <table:table-cell table:style-name="ce30" table:formula="of:=IF([.AD$1] &gt; [.$AJ$3]; 0; [.AD$8])" office:value-type="float" office:value="0" calcext:value-type="float">
            <text:p>0</text:p>
          </table:table-cell>
          <table:table-cell table:style-name="ce30" table:formula="of:=IF([.AE$1] &gt; [.$AJ$3]; 0; [.AE$8])" office:value-type="float" office:value="0" calcext:value-type="float">
            <text:p>0</text:p>
          </table:table-cell>
          <table:table-cell table:style-name="ce30" table:formula="of:=IF([.AF$1] &gt; [.$AJ$3]; 0; [.AF$8])" office:value-type="float" office:value="0" calcext:value-type="float">
            <text:p>0</text:p>
          </table:table-cell>
          <table:table-cell table:style-name="ce30" table:formula="of:=IF([.$AJ$3] &lt;= 30; 1; 0)" office:value-type="float" office:value="1" calcext:value-type="float">
            <text:p>1</text:p>
          </table:table-cell>
          <table:table-cell table:style-name="ce31" table:number-columns-repeated="14"/>
          <table:table-cell table:number-columns-repeated="16337"/>
        </table:table-row>
        <table:table-row table:style-name="ro1">
          <table:covered-table-cell table:style-name="ce41"/>
          <table:table-cell table:style-name="ce23" table:formula="of:=BIN2DEC(COM.MICROSOFT.CONCAT([.B11:.I11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J11:.Q11]))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40"/>
          <table:table-cell table:style-name="ce23" table:formula="of:=BIN2DEC(COM.MICROSOFT.CONCAT([.R11:.Y11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Z11:.AG11]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"/>
          <table:table-cell table:style-name="ce31" table:number-columns-repeated="14"/>
          <table:table-cell table:number-columns-repeated="16337"/>
        </table:table-row>
        <table:table-row table:style-name="ro1">
          <table:table-cell table:style-name="ce41"/>
          <table:table-cell table:style-name="ce31" table:number-columns-repeated="46"/>
          <table:table-cell table:number-columns-repeated="16337"/>
        </table:table-row>
        <table:table-row table:style-name="ro1">
          <table:table-cell table:style-name="ce40" office:value-type="string" calcext:value-type="string" table:number-columns-spanned="1" table:number-rows-spanned="2">
            <text:p>Poslední IP</text:p>
          </table:table-cell>
          <table:table-cell table:style-name="ce32" table:formula="of:=IF(AND([.B$1] &gt; [.$AJ$3]; [.B$1] &lt;&gt; 32); 1; [.B$8])" office:value-type="float" office:value="0" calcext:value-type="float">
            <text:p>0</text:p>
          </table:table-cell>
          <table:table-cell table:style-name="ce32" table:formula="of:=IF(AND([.C$1] &gt; [.$AJ$3]; [.C$1] &lt;&gt; 32); 1; [.C8])" office:value-type="float" office:value="0" calcext:value-type="float">
            <text:p>0</text:p>
          </table:table-cell>
          <table:table-cell table:style-name="ce32" table:formula="of:=IF(AND([.D$1] &gt; [.$AJ$3]; [.D$1] &lt;&gt; 32); 1; [.D8])" office:value-type="float" office:value="1" calcext:value-type="float">
            <text:p>1</text:p>
          </table:table-cell>
          <table:table-cell table:style-name="ce32" table:formula="of:=IF(AND([.E$1] &gt; [.$AJ$3]; [.E$1] &lt;&gt; 32); 1; [.E8])" office:value-type="float" office:value="1" calcext:value-type="float">
            <text:p>1</text:p>
          </table:table-cell>
          <table:table-cell table:style-name="ce32" table:formula="of:=IF(AND([.F$1] &gt; [.$AJ$3]; [.F$1] &lt;&gt; 32); 1; [.F8])" office:value-type="float" office:value="0" calcext:value-type="float">
            <text:p>0</text:p>
          </table:table-cell>
          <table:table-cell table:style-name="ce32" table:formula="of:=IF(AND([.G$1] &gt; [.$AJ$3]; [.G$1] &lt;&gt; 32); 1; [.G8])" office:value-type="float" office:value="1" calcext:value-type="float">
            <text:p>1</text:p>
          </table:table-cell>
          <table:table-cell table:style-name="ce32" table:formula="of:=IF(AND([.H$1] &gt; [.$AJ$3]; [.H$1] &lt;&gt; 32); 1; [.H8])" office:value-type="float" office:value="1" calcext:value-type="float">
            <text:p>1</text:p>
          </table:table-cell>
          <table:table-cell table:style-name="ce32" table:formula="of:=IF(AND([.I$1] &gt; [.$AJ$3]; [.I$1] &lt;&gt; 32); 1; [.I8])" office:value-type="float" office:value="1" calcext:value-type="float">
            <text:p>1</text:p>
          </table:table-cell>
          <table:table-cell table:style-name="ce32" table:formula="of:=IF(AND([.J$1] &gt; [.$AJ$3]; [.J$1] &lt;&gt; 32); 1; [.J8])" office:value-type="float" office:value="0" calcext:value-type="float">
            <text:p>0</text:p>
          </table:table-cell>
          <table:table-cell table:style-name="ce32" table:formula="of:=IF(AND([.K$1] &gt; [.$AJ$3]; [.K$1] &lt;&gt; 32); 1; [.K8])" office:value-type="float" office:value="0" calcext:value-type="float">
            <text:p>0</text:p>
          </table:table-cell>
          <table:table-cell table:style-name="ce32" table:formula="of:=IF(AND([.L$1] &gt; [.$AJ$3]; [.L$1] &lt;&gt; 32); 1; [.L8])" office:value-type="float" office:value="0" calcext:value-type="float">
            <text:p>0</text:p>
          </table:table-cell>
          <table:table-cell table:style-name="ce32" table:formula="of:=IF(AND([.M$1] &gt; [.$AJ$3]; [.M$1] &lt;&gt; 32); 1; [.M8])" office:value-type="float" office:value="0" calcext:value-type="float">
            <text:p>0</text:p>
          </table:table-cell>
          <table:table-cell table:style-name="ce32" table:formula="of:=IF(AND([.N$1] &gt; [.$AJ$3]; [.N$1] &lt;&gt; 32); 1; [.N8])" office:value-type="float" office:value="0" calcext:value-type="float">
            <text:p>0</text:p>
          </table:table-cell>
          <table:table-cell table:style-name="ce32" table:formula="of:=IF(AND([.O$1] &gt; [.$AJ$3]; [.O$1] &lt;&gt; 32); 1; [.O8])" office:value-type="float" office:value="1" calcext:value-type="float">
            <text:p>1</text:p>
          </table:table-cell>
          <table:table-cell table:style-name="ce32" table:formula="of:=IF(AND([.P$1] &gt; [.$AJ$3]; [.P$1] &lt;&gt; 32); 1; [.P8])" office:value-type="float" office:value="0" calcext:value-type="float">
            <text:p>0</text:p>
          </table:table-cell>
          <table:table-cell table:style-name="ce32" table:formula="of:=IF(AND([.Q$1] &gt; [.$AJ$3]; [.Q$1] &lt;&gt; 32); 1; [.Q8])" office:value-type="float" office:value="1" calcext:value-type="float">
            <text:p>1</text:p>
          </table:table-cell>
          <table:table-cell table:style-name="ce32" table:formula="of:=IF(AND([.R$1] &gt; [.$AJ$3]; [.R$1] &lt;&gt; 32); 1; [.R8])" office:value-type="float" office:value="0" calcext:value-type="float">
            <text:p>0</text:p>
          </table:table-cell>
          <table:table-cell table:style-name="ce32" table:formula="of:=IF(AND([.S$1] &gt; [.$AJ$3]; [.S$1] &lt;&gt; 32); 1; [.S8])" office:value-type="float" office:value="0" calcext:value-type="float">
            <text:p>0</text:p>
          </table:table-cell>
          <table:table-cell table:style-name="ce32" table:formula="of:=IF(AND([.T$1] &gt; [.$AJ$3]; [.T$1] &lt;&gt; 32); 1; [.T8])" office:value-type="float" office:value="1" calcext:value-type="float">
            <text:p>1</text:p>
          </table:table-cell>
          <table:table-cell table:style-name="ce32" table:formula="of:=IF(AND([.U$1] &gt; [.$AJ$3]; [.U$1] &lt;&gt; 32); 1; [.U8])" office:value-type="float" office:value="1" calcext:value-type="float">
            <text:p>1</text:p>
          </table:table-cell>
          <table:table-cell table:style-name="ce32" table:formula="of:=IF(AND([.V$1] &gt; [.$AJ$3]; [.V$1] &lt;&gt; 32); 1; [.V8])" office:value-type="float" office:value="0" calcext:value-type="float">
            <text:p>0</text:p>
          </table:table-cell>
          <table:table-cell table:style-name="ce32" table:formula="of:=IF(AND([.W$1] &gt; [.$AJ$3]; [.W$1] &lt;&gt; 32); 1; [.W8])" office:value-type="float" office:value="1" calcext:value-type="float">
            <text:p>1</text:p>
          </table:table-cell>
          <table:table-cell table:style-name="ce32" table:formula="of:=IF(AND([.X$1] &gt; [.$AJ$3]; [.X$1] &lt;&gt; 32); 1; [.X8])" office:value-type="float" office:value="1" calcext:value-type="float">
            <text:p>1</text:p>
          </table:table-cell>
          <table:table-cell table:style-name="ce32" table:formula="of:=IF(AND([.Y$1] &gt; [.$AJ$3]; [.Y$1] &lt;&gt; 32); 1; [.Y8])" office:value-type="float" office:value="1" calcext:value-type="float">
            <text:p>1</text:p>
          </table:table-cell>
          <table:table-cell table:style-name="ce32" table:formula="of:=IF(AND([.Z$1] &gt; [.$AJ$3]; [.Z$1] &lt;&gt; 32); 1; [.Z8])" office:value-type="float" office:value="1" calcext:value-type="float">
            <text:p>1</text:p>
          </table:table-cell>
          <table:table-cell table:style-name="ce32" table:formula="of:=IF(AND([.AA$1] &gt; [.$AJ$3]; [.AA$1] &lt;&gt; 32); 1; [.AA8])" office:value-type="float" office:value="1" calcext:value-type="float">
            <text:p>1</text:p>
          </table:table-cell>
          <table:table-cell table:style-name="ce32" table:formula="of:=IF(AND([.AB$1] &gt; [.$AJ$3]; [.AB$1] &lt;&gt; 32); 1; [.AB8])" office:value-type="float" office:value="1" calcext:value-type="float">
            <text:p>1</text:p>
          </table:table-cell>
          <table:table-cell table:style-name="ce32" table:formula="of:=IF(AND([.AC$1] &gt; [.$AJ$3]; [.AC$1] &lt;&gt; 32); 1; [.AC8])" office:value-type="float" office:value="1" calcext:value-type="float">
            <text:p>1</text:p>
          </table:table-cell>
          <table:table-cell table:style-name="ce32" table:formula="of:=IF(AND([.AD$1] &gt; [.$AJ$3]; [.AD$1] &lt;&gt; 32); 1; [.AD8])" office:value-type="float" office:value="1" calcext:value-type="float">
            <text:p>1</text:p>
          </table:table-cell>
          <table:table-cell table:style-name="ce32" table:formula="of:=IF(AND([.AE$1] &gt; [.$AJ$3]; [.AE$1] &lt;&gt; 32); 1; [.AE8])" office:value-type="float" office:value="1" calcext:value-type="float">
            <text:p>1</text:p>
          </table:table-cell>
          <table:table-cell table:style-name="ce32" table:formula="of:=IF(AND([.AF$1] &gt; [.$AJ$3]; [.AF$1] &lt;&gt; 32); 1; [.AF8])" office:value-type="float" office:value="1" calcext:value-type="float">
            <text:p>1</text:p>
          </table:table-cell>
          <table:table-cell table:style-name="ce32" table:formula="of:=IF(AND([.AG$1] &gt; [.$AJ$3]; [.AG$1] &lt;&gt; 32); 1; [.AG8])" office:value-type="float" office:value="0" calcext:value-type="float">
            <text:p>0</text:p>
          </table:table-cell>
          <table:table-cell table:style-name="ce31" table:number-columns-repeated="14"/>
          <table:table-cell table:number-columns-repeated="16337"/>
        </table:table-row>
        <table:table-row table:style-name="ro1">
          <table:covered-table-cell table:style-name="ce25"/>
          <table:table-cell table:style-name="ce23" table:formula="of:=BIN2DEC(COM.MICROSOFT.CONCAT([.B14:.I14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J14:.Q14]))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40"/>
          <table:table-cell table:style-name="ce23" table:formula="of:=BIN2DEC(COM.MICROSOFT.CONCAT([.R14:.Y14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Z14:.AG14])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0"/>
          <table:table-cell table:style-name="ce31" table:number-columns-repeated="14"/>
          <table:table-cell table:number-columns-repeated="16337"/>
        </table:table-row>
        <table:table-row table:style-name="ro1">
          <table:table-cell table:style-name="ce41"/>
          <table:table-cell table:style-name="ce31" table:number-columns-repeated="46"/>
          <table:table-cell table:number-columns-repeated="16337"/>
        </table:table-row>
        <table:table-row table:style-name="ro1">
          <table:table-cell table:style-name="ce40" office:value-type="string" calcext:value-type="string" table:number-columns-spanned="1" table:number-rows-spanned="2">
            <text:p>Broadcast</text:p>
          </table:table-cell>
          <table:table-cell table:style-name="ce32" table:formula="of:=IF([.B$1] &gt; [.$AJ$3]; 1; [.B$8])" office:value-type="float" office:value="0" calcext:value-type="float">
            <text:p>0</text:p>
          </table:table-cell>
          <table:table-cell table:style-name="ce32" table:formula="of:=IF([.C$1] &gt; [.$AJ$3]; 1; [.C$8])" office:value-type="float" office:value="0" calcext:value-type="float">
            <text:p>0</text:p>
          </table:table-cell>
          <table:table-cell table:style-name="ce32" table:formula="of:=IF([.D$1] &gt; [.$AJ$3]; 1; [.D$8])" office:value-type="float" office:value="1" calcext:value-type="float">
            <text:p>1</text:p>
          </table:table-cell>
          <table:table-cell table:style-name="ce32" table:formula="of:=IF([.E$1] &gt; [.$AJ$3]; 1; [.E$8])" office:value-type="float" office:value="1" calcext:value-type="float">
            <text:p>1</text:p>
          </table:table-cell>
          <table:table-cell table:style-name="ce32" table:formula="of:=IF([.F$1] &gt; [.$AJ$3]; 1; [.F$8])" office:value-type="float" office:value="0" calcext:value-type="float">
            <text:p>0</text:p>
          </table:table-cell>
          <table:table-cell table:style-name="ce32" table:formula="of:=IF([.G$1] &gt; [.$AJ$3]; 1; [.G$8])" office:value-type="float" office:value="1" calcext:value-type="float">
            <text:p>1</text:p>
          </table:table-cell>
          <table:table-cell table:style-name="ce32" table:formula="of:=IF([.H$1] &gt; [.$AJ$3]; 1; [.H$8])" office:value-type="float" office:value="1" calcext:value-type="float">
            <text:p>1</text:p>
          </table:table-cell>
          <table:table-cell table:style-name="ce32" table:formula="of:=IF([.I$1] &gt; [.$AJ$3]; 1; [.I$8])" office:value-type="float" office:value="1" calcext:value-type="float">
            <text:p>1</text:p>
          </table:table-cell>
          <table:table-cell table:style-name="ce32" table:formula="of:=IF([.J$1] &gt; [.$AJ$3]; 1; [.J$8])" office:value-type="float" office:value="0" calcext:value-type="float">
            <text:p>0</text:p>
          </table:table-cell>
          <table:table-cell table:style-name="ce32" table:formula="of:=IF([.K$1] &gt; [.$AJ$3]; 1; [.K$8])" office:value-type="float" office:value="0" calcext:value-type="float">
            <text:p>0</text:p>
          </table:table-cell>
          <table:table-cell table:style-name="ce32" table:formula="of:=IF([.L$1] &gt; [.$AJ$3]; 1; [.L$8])" office:value-type="float" office:value="0" calcext:value-type="float">
            <text:p>0</text:p>
          </table:table-cell>
          <table:table-cell table:style-name="ce32" table:formula="of:=IF([.M$1] &gt; [.$AJ$3]; 1; [.M$8])" office:value-type="float" office:value="0" calcext:value-type="float">
            <text:p>0</text:p>
          </table:table-cell>
          <table:table-cell table:style-name="ce32" table:formula="of:=IF([.N$1] &gt; [.$AJ$3]; 1; [.N$8])" office:value-type="float" office:value="0" calcext:value-type="float">
            <text:p>0</text:p>
          </table:table-cell>
          <table:table-cell table:style-name="ce32" table:formula="of:=IF([.O$1] &gt; [.$AJ$3]; 1; [.O$8])" office:value-type="float" office:value="1" calcext:value-type="float">
            <text:p>1</text:p>
          </table:table-cell>
          <table:table-cell table:style-name="ce32" table:formula="of:=IF([.P$1] &gt; [.$AJ$3]; 1; [.P$8])" office:value-type="float" office:value="0" calcext:value-type="float">
            <text:p>0</text:p>
          </table:table-cell>
          <table:table-cell table:style-name="ce32" table:formula="of:=IF([.Q$1] &gt; [.$AJ$3]; 1; [.Q$8])" office:value-type="float" office:value="1" calcext:value-type="float">
            <text:p>1</text:p>
          </table:table-cell>
          <table:table-cell table:style-name="ce32" table:formula="of:=IF([.R$1] &gt; [.$AJ$3]; 1; [.R$8])" office:value-type="float" office:value="0" calcext:value-type="float">
            <text:p>0</text:p>
          </table:table-cell>
          <table:table-cell table:style-name="ce32" table:formula="of:=IF([.S$1] &gt; [.$AJ$3]; 1; [.S$8])" office:value-type="float" office:value="0" calcext:value-type="float">
            <text:p>0</text:p>
          </table:table-cell>
          <table:table-cell table:style-name="ce32" table:formula="of:=IF([.T$1] &gt; [.$AJ$3]; 1; [.T$8])" office:value-type="float" office:value="1" calcext:value-type="float">
            <text:p>1</text:p>
          </table:table-cell>
          <table:table-cell table:style-name="ce32" table:formula="of:=IF([.U$1] &gt; [.$AJ$3]; 1; [.U$8])" office:value-type="float" office:value="1" calcext:value-type="float">
            <text:p>1</text:p>
          </table:table-cell>
          <table:table-cell table:style-name="ce32" table:formula="of:=IF([.V$1] &gt; [.$AJ$3]; 1; [.V$8])" office:value-type="float" office:value="0" calcext:value-type="float">
            <text:p>0</text:p>
          </table:table-cell>
          <table:table-cell table:style-name="ce32" table:formula="of:=IF([.W$1] &gt; [.$AJ$3]; 1; [.W$8])" office:value-type="float" office:value="1" calcext:value-type="float">
            <text:p>1</text:p>
          </table:table-cell>
          <table:table-cell table:style-name="ce32" table:formula="of:=IF([.X$1] &gt; [.$AJ$3]; 1; [.X$8])" office:value-type="float" office:value="1" calcext:value-type="float">
            <text:p>1</text:p>
          </table:table-cell>
          <table:table-cell table:style-name="ce32" table:formula="of:=IF([.Y$1] &gt; [.$AJ$3]; 1; [.Y$8])" office:value-type="float" office:value="1" calcext:value-type="float">
            <text:p>1</text:p>
          </table:table-cell>
          <table:table-cell table:style-name="ce32" table:formula="of:=IF([.Z$1] &gt; [.$AJ$3]; 1; [.Z$8])" office:value-type="float" office:value="1" calcext:value-type="float">
            <text:p>1</text:p>
          </table:table-cell>
          <table:table-cell table:style-name="ce32" table:formula="of:=IF([.AA$1] &gt; [.$AJ$3]; 1; [.AA$8])" office:value-type="float" office:value="1" calcext:value-type="float">
            <text:p>1</text:p>
          </table:table-cell>
          <table:table-cell table:style-name="ce32" table:formula="of:=IF([.AB$1] &gt; [.$AJ$3]; 1; [.AB$8])" office:value-type="float" office:value="1" calcext:value-type="float">
            <text:p>1</text:p>
          </table:table-cell>
          <table:table-cell table:style-name="ce32" table:formula="of:=IF([.AC$1] &gt; [.$AJ$3]; 1; [.AC$8])" office:value-type="float" office:value="1" calcext:value-type="float">
            <text:p>1</text:p>
          </table:table-cell>
          <table:table-cell table:style-name="ce32" table:formula="of:=IF([.AD$1] &gt; [.$AJ$3]; 1; [.AD$8])" office:value-type="float" office:value="1" calcext:value-type="float">
            <text:p>1</text:p>
          </table:table-cell>
          <table:table-cell table:style-name="ce32" table:formula="of:=IF([.AE$1] &gt; [.$AJ$3]; 1; [.AE$8])" office:value-type="float" office:value="1" calcext:value-type="float">
            <text:p>1</text:p>
          </table:table-cell>
          <table:table-cell table:style-name="ce32" table:formula="of:=IF([.AF$1] &gt; [.$AJ$3]; 1; [.AF$8])" office:value-type="float" office:value="1" calcext:value-type="float">
            <text:p>1</text:p>
          </table:table-cell>
          <table:table-cell table:style-name="ce32" table:formula="of:=IF([.AG$1] &gt; [.$AJ$3]; 1; [.AG$8])" office:value-type="float" office:value="1" calcext:value-type="float">
            <text:p>1</text:p>
          </table:table-cell>
          <table:table-cell table:style-name="ce31" table:number-columns-repeated="14"/>
          <table:table-cell table:number-columns-repeated="16337"/>
        </table:table-row>
        <table:table-row table:style-name="ro1">
          <table:covered-table-cell table:style-name="ce41"/>
          <table:table-cell table:style-name="ce23" table:formula="of:=BIN2DEC(COM.MICROSOFT.CONCAT([.B17:.I17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J17:.Q17]))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40"/>
          <table:table-cell table:style-name="ce23" table:formula="of:=BIN2DEC(COM.MICROSOFT.CONCAT([.R17:.Y17])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0"/>
          <table:table-cell table:style-name="ce23" table:formula="of:=BIN2DEC(COM.MICROSOFT.CONCAT([.Z17:.AG17])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"/>
          <table:table-cell table:style-name="ce31" table:number-columns-repeated="14"/>
          <table:table-cell table:number-columns-repeated="16337"/>
        </table:table-row>
        <table:table-row table:style-name="ro1" table:number-rows-repeated="12">
          <table:table-cell table:style-name="ce41"/>
          <table:table-cell table:style-name="ce31" table:number-columns-repeated="46"/>
          <table:table-cell table:number-columns-repeated="1633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P.B5:IP.AG5 IP.B8:IP.AG8 IP.B11:IP.AG11 IP.B14:IP.AG14 IP.B17:IP.AG17 IP.B2:IP.AG2">
            <calcext:condition calcext:apply-style-name="Neutral" calcext:value="=0" calcext:base-cell-address="IP.B2"/>
            <calcext:condition calcext:apply-style-name="Good" calcext:value="=1" calcext:base-cell-address="IP.B2"/>
            <calcext:condition calcext:apply-style-name="Neutral" calcext:value="=&quot;0&quot;" calcext:base-cell-address="IP.B2"/>
            <calcext:condition calcext:apply-style-name="Good" calcext:value="=&quot;1&quot;" calcext:base-cell-address="IP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2P2" style:volatile="true">
      <number:text> </number:text>
      <number:fill-character> </number:fill-character>
      <number:text>- Kč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0_" style:display-name="0" style:family="table-cell" style:parent-style-name="Default"/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.00.0000</text:date>, <text:time style:data-style-name="N2" text:time-value="22:39:46.14848105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4-03-15T22:39:53.659754936</dc:date>
    <meta:generator>LibreOffice/7.6.5.2$Linux_X86_64 LibreOffice_project/60$Build-2</meta:generator>
    <meta:editing-duration>PT2H21M24S</meta:editing-duration>
    <meta:editing-cycles>21</meta:editing-cycles>
    <meta:document-statistic meta:table-count="3" meta:cell-count="530" meta:object-count="0"/>
    <meta:user-defined meta:name="AppVersion">16.0300</meta:user-defined>
  </office:meta>
</office:document-meta>
</file>